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01])" office:value-type="currency" office:currency="UAH" office:value="875182.81" calcext:value-type="currency">
            <text:p>875 183 грн.</text:p>
          </table:table-cell>
          <table:table-cell table:number-columns-repeated="1019"/>
        </table:table-row>
        <table:table-row table:style-name="ro2" table:number-rows-repeated="10484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.00.0000</text:date>, <text:time style:data-style-name="N2" text:time-value="13:45:15.248151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8-16T13:57:37.653571744</dc:date>
    <dc:creator>Віталій </dc:creator>
    <meta:editing-duration>PT1H43M52S</meta:editing-duration>
    <meta:editing-cycles>24</meta:editing-cycles>
    <meta:document-statistic meta:table-count="1" meta:cell-count="334" meta:object-count="0"/>
  </office:meta>
</office:document-meta>
</file>